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8169in" svg:x="3.7831in" svg:y="0.0417in">
            <draw:object draw:notify-on-update-of-ranges="Sheet1.A1:Sheet1.A1 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7362in" svg:y="3.6571in">
            <draw:object draw:notify-on-update-of-ranges="Sheet1.A1:Sheet1.A1 Sheet1.A2:Sheet1.A7 Sheet1.C1:Sheet1.C1 Sheet1.C2:Sheet1.C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3.687in" svg:y="7.189in">
            <draw:object draw:notify-on-update-of-ranges="Sheet1.A1:Sheet1.A1 Sheet1.A2:Sheet1.A7 Sheet1.D1:Sheet1.D1 Sheet1.D2:Sheet1.D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OAD_TYP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USA+GB</text:p>
          </table:table-cell>
        </table:table-row>
        <table:table-row table:style-name="ro1">
          <table:table-cell office:value-type="string" calcext:value-type="string">
            <text:p>MOTORWAY</text:p>
          </table:table-cell>
          <table:table-cell office:value-type="float" office:value="45909" calcext:value-type="float">
            <text:p>45909</text:p>
          </table:table-cell>
          <table:table-cell office:value-type="float" office:value="5670" calcext:value-type="float">
            <text:p>5670</text:p>
          </table:table-cell>
          <table:table-cell office:value-type="float" office:value="51579" calcext:value-type="float">
            <text:p>51579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434233" calcext:value-type="float">
            <text:p>434233</text:p>
          </table:table-cell>
          <table:table-cell office:value-type="float" office:value="74051" calcext:value-type="float">
            <text:p>74051</text:p>
          </table:table-cell>
          <table:table-cell office:value-type="float" office:value="508284" calcext:value-type="float">
            <text:p>508284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float" office:value="201226" calcext:value-type="float">
            <text:p>201226</text:p>
          </table:table-cell>
          <table:table-cell office:value-type="float" office:value="16775" calcext:value-type="float">
            <text:p>16775</text:p>
          </table:table-cell>
          <table:table-cell office:value-type="float" office:value="218001" calcext:value-type="float">
            <text:p>218001</text:p>
          </table:table-cell>
        </table:table-row>
        <table:table-row table:style-name="ro1">
          <table:table-cell office:value-type="string" calcext:value-type="string">
            <text:p>MINOR</text:p>
          </table:table-cell>
          <table:table-cell office:value-type="float" office:value="517526" calcext:value-type="float">
            <text:p>517526</text:p>
          </table:table-cell>
          <table:table-cell office:value-type="float" office:value="9504" calcext:value-type="float">
            <text:p>9504</text:p>
          </table:table-cell>
          <table:table-cell office:value-type="float" office:value="527030" calcext:value-type="float">
            <text:p>527030</text:p>
          </table:table-cell>
        </table:table-row>
        <table:table-row table:style-name="ro1">
          <table:table-cell office:value-type="string" calcext:value-type="string">
            <text:p>UNCLASSIFI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245" calcext:value-type="float">
            <text:p>21245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101247" calcext:value-type="float">
            <text:p>101247</text:p>
          </table:table-cell>
          <table:table-cell office:value-type="float" office:value="0" calcext:value-type="float">
            <text:p>0</text:p>
          </table:table-cell>
          <table:table-cell office:value-type="float" office:value="101247" calcext:value-type="float">
            <text:p>101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4:59:36.256529785</meta:creation-date>
    <dc:date>2015-05-26T15:25:08.618993453</dc:date>
    <meta:editing-duration>PT9M44S</meta:editing-duration>
    <meta:editing-cycles>1</meta:editing-cycles>
    <meta:document-statistic meta:table-count="1" meta:cell-count="28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696cm" xlink:href=".." xlink:type="simple" chart:class="chart:circle" chart:style-name="ch1">
        <chart:title svg:x="3.471cm" svg:y="0.329cm" chart:style-name="ch2">
          <text:p>Liczba wypadków w zależności od typu drogi</text:p>
        </chart:title>
        <chart:subtitle svg:x="7.382cm" svg:y="1.089cm" chart:style-name="ch3">
          <text:p>USA</text:p>
        </chart:subtitle>
        <chart:legend chart:legend-position="end" svg:x="12.729cm" svg:y="3.304cm" style:legend-expansion="high" chart:style-name="ch4"/>
        <chart:plot-area chart:style-name="ch5" table:cell-range-address="Sheet1.A1:Sheet1.B7" chart:data-source-has-labels="both" svg:x="0.319cm" svg:y="2.229cm" svg:width="12.091cm" svg:height="7.274cm">
          <chartooo:coordinate-region svg:x="3.1cm" svg:y="2.229cm" svg:width="6.413cm" svg:height="6.413cm"/>
          <chart:axis chart:dimension="x" chart:name="primary-x" chart:style-name="ch6" chartooo:axis-type="auto">
            <chartooo:date-scale/>
            <chart:categories table:cell-range-address="Sheet1.A2:Sheet1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7" chart:label-cell-address="Sheet1.B1:Sheet1.B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TORWAY</text:p>
                <draw:g>
                  <svg:desc>Sheet1.A2:Sheet1.A7</svg:desc>
                </draw:g>
              </table:table-cell>
              <table:table-cell office:value-type="float" office:value="45909">
                <text:p>45909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PRINCIPAL</text:p>
              </table:table-cell>
              <table:table-cell office:value-type="float" office:value="434233">
                <text:p>434233</text:p>
              </table:table-cell>
            </table:table-row>
            <table:table-row>
              <table:table-cell office:value-type="string">
                <text:p>MAJOR</text:p>
              </table:table-cell>
              <table:table-cell office:value-type="float" office:value="201226">
                <text:p>201226</text:p>
              </table:table-cell>
            </table:table-row>
            <table:table-row>
              <table:table-cell office:value-type="string">
                <text:p>MINOR</text:p>
              </table:table-cell>
              <table:table-cell office:value-type="float" office:value="517526">
                <text:p>517526</text:p>
              </table:table-cell>
            </table:table-row>
            <table:table-row>
              <table:table-cell office:value-type="string">
                <text:p>UNCLASSIFI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101247">
                <text:p>101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472cm" svg:y="0.316cm" chart:style-name="ch2">
          <text:p>Liczba wypadków w zależności od typu drogi</text:p>
        </chart:title>
        <chart:subtitle svg:x="7.639cm" svg:y="1.301cm" chart:style-name="ch3">
          <text:p>GB</text:p>
        </chart:subtitle>
        <chart:legend chart:legend-position="end" svg:x="12.731cm" svg:y="2.956cm" style:legend-expansion="high" chart:style-name="ch4"/>
        <chart:plot-area chart:style-name="ch5" table:cell-range-address="Sheet1.A1:Sheet1.A7 Sheet1.C1:Sheet1.C7" chart:data-source-has-labels="both" svg:x="0.32cm" svg:y="2.19cm" svg:width="12.091cm" svg:height="6.63cm">
          <chartooo:coordinate-region svg:x="3.176cm" svg:y="2.705cm" svg:width="6.115cm" svg:height="6.115cm"/>
          <chart:axis chart:dimension="x" chart:name="primary-x" chart:style-name="ch6" chartooo:axis-type="auto">
            <chartooo:date-scale/>
            <chart:categories table:cell-range-address="Sheet1.A2:Sheet1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2:Sheet1.C7" chart:label-cell-address="Sheet1.C1:Sheet1.C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B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TORWAY</text:p>
                <draw:g>
                  <svg:desc>Sheet1.A2:Sheet1.A7</svg:desc>
                </draw:g>
              </table:table-cell>
              <table:table-cell office:value-type="float" office:value="5670">
                <text:p>5670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PRINCIPAL</text:p>
              </table:table-cell>
              <table:table-cell office:value-type="float" office:value="74051">
                <text:p>74051</text:p>
              </table:table-cell>
            </table:table-row>
            <table:table-row>
              <table:table-cell office:value-type="string">
                <text:p>MAJOR</text:p>
              </table:table-cell>
              <table:table-cell office:value-type="float" office:value="16775">
                <text:p>16775</text:p>
              </table:table-cell>
            </table:table-row>
            <table:table-row>
              <table:table-cell office:value-type="string">
                <text:p>MINOR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UNCLASSIFIED</text:p>
              </table:table-cell>
              <table:table-cell office:value-type="float" office:value="21245">
                <text:p>21245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472cm" svg:y="0.316cm" chart:style-name="ch2">
          <text:p>Liczba wypadków w zależności od typu drogi</text:p>
        </chart:title>
        <chart:subtitle svg:x="7.055cm" svg:y="1.063cm" chart:style-name="ch3">
          <text:p>USA+GB</text:p>
        </chart:subtitle>
        <chart:legend chart:legend-position="end" svg:x="12.731cm" svg:y="2.956cm" style:legend-expansion="high" chart:style-name="ch4"/>
        <chart:plot-area chart:style-name="ch5" table:cell-range-address="Sheet1.A1:Sheet1.A7 Sheet1.D1:Sheet1.D7" chart:data-source-has-labels="both" svg:x="0.32cm" svg:y="2.19cm" svg:width="12.091cm" svg:height="6.63cm">
          <chartooo:coordinate-region svg:x="3.523cm" svg:y="2.19cm" svg:width="5.625cm" svg:height="5.625cm"/>
          <chart:axis chart:dimension="x" chart:name="primary-x" chart:style-name="ch6" chartooo:axis-type="auto">
            <chartooo:date-scale/>
            <chart:categories table:cell-range-address="Sheet1.A2:Sheet1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D2:Sheet1.D7" chart:label-cell-address="Sheet1.D1:Sheet1.D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A+GB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TORWAY</text:p>
                <draw:g>
                  <svg:desc>Sheet1.A2:Sheet1.A7</svg:desc>
                </draw:g>
              </table:table-cell>
              <table:table-cell office:value-type="float" office:value="51579">
                <text:p>51579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PRINCIPAL</text:p>
              </table:table-cell>
              <table:table-cell office:value-type="float" office:value="508284">
                <text:p>508284</text:p>
              </table:table-cell>
            </table:table-row>
            <table:table-row>
              <table:table-cell office:value-type="string">
                <text:p>MAJOR</text:p>
              </table:table-cell>
              <table:table-cell office:value-type="float" office:value="218001">
                <text:p>218001</text:p>
              </table:table-cell>
            </table:table-row>
            <table:table-row>
              <table:table-cell office:value-type="string">
                <text:p>MINOR</text:p>
              </table:table-cell>
              <table:table-cell office:value-type="float" office:value="527030">
                <text:p>527030</text:p>
              </table:table-cell>
            </table:table-row>
            <table:table-row>
              <table:table-cell office:value-type="string">
                <text:p>UNCLASSIFIED</text:p>
              </table:table-cell>
              <table:table-cell office:value-type="float" office:value="21245">
                <text:p>21245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101247">
                <text:p>101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